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o stretchy="false">ψ</mo>
            <mi>N</mi>
          </msub>
        </mrow>
      </mfenced>
      <mrow>
        <mi/>
        <mo stretchy="false">=</mo>
        <mi/>
      </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o stretchy="false">…</mo>
          <msub>
            <mo stretchy="false">ϕ</mo>
            <mrow>
              <msub>
                <mo stretchy="false">α</mo>
                <mi>N</mi>
              </msub>
            </mrow>
          </msub>
        </mrow>
      </mfenced>
      <mi/>
      <mrow>
        <mo stretchy="false">〈</mo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o stretchy="false">…</mo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>
              <mo stretchy="false">ψ</mo>
              <mi>N</mi>
            </msub>
          </mrow>
        </mrow>
        <mo stretchy="false">〉</mo>
      </mrow>
    </mrow>
    <annotation encoding="StarMath 5.0">left lline 
 %ipsi _N 
right rangle 
~=~ 
int from {%ialpha _1 dotslow %ialpha _N} 
` 
left lline 
 %iphi _{%ialpha _1} dotslow %iphi _{%ialpha _N} 
right rangle 
` 
langle 
 %iphi _{%ialpha _1} dotslow %iphi _{%ialpha _N} mline 
 %ipsi _N
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